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4cm" fo:min-width="5.114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6.35cm" svg:x="5.127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7:05:47.479939808</meta:creation-date>
    <dc:date>2023-10-31T17:06:11.210045559</dc:date>
    <meta:editing-duration>PT25S</meta:editing-duration>
    <meta:editing-cycles>1</meta:editing-cycles>
    <meta:document-statistic meta:object-count="1"/>
    <meta:generator>LibreOffice/7.6.2.1$Linux_X86_64 LibreOffice_project/60$Build-1</meta:generator>
  </office:meta>
</office:document-meta>
</file>